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b9a88" officeooo:paragraph-rsid="000b9a88"/>
    </style:style>
    <style:style style:name="P2" style:family="paragraph" style:parent-style-name="Standard">
      <style:paragraph-properties fo:text-align="justify" style:justify-single-word="false"/>
      <style:text-properties officeooo:rsid="000c74a9" officeooo:paragraph-rsid="000c74a9"/>
    </style:style>
    <style:style style:name="P3" style:family="paragraph" style:parent-style-name="Standard">
      <style:paragraph-properties fo:text-align="justify" style:justify-single-word="false"/>
      <style:text-properties fo:font-weight="normal" officeooo:rsid="000eef21" officeooo:paragraph-rsid="000eef21" style:font-weight-asian="normal" style:font-weight-complex="normal"/>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bbbbe" officeooo:paragraph-rsid="001bbbbe" fo:background-color="transparent"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ef521" officeooo:paragraph-rsid="001ef521" fo:background-color="transparent"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169077" officeooo:paragraph-rsid="00169077" fo:background-color="transparent" style:font-weight-asian="bold" style:font-weight-complex="bold"/>
    </style:style>
    <style:style style:name="P7" style:family="paragraph" style:parent-style-name="Standard">
      <style:paragraph-properties fo:text-align="justify" style:justify-single-word="false"/>
      <style:text-properties style:text-underline-style="none" fo:font-weight="normal" officeooo:rsid="00169077" officeooo:paragraph-rsid="00169077" fo:background-color="transparent"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40a16" officeooo:paragraph-rsid="00140a16" fo:background-color="transparent"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84849" officeooo:paragraph-rsid="00184849" fo:background-color="transparent" style:font-weight-asian="normal" style:font-weight-complex="normal"/>
    </style:style>
    <style:style style:name="P10" style:family="paragraph" style:parent-style-name="Standard">
      <style:paragraph-properties fo:text-align="justify" style:justify-single-word="false"/>
      <style:text-properties fo:font-weight="bold" officeooo:rsid="000c74a9" officeooo:paragraph-rsid="000c74a9" style:font-weight-asian="bold" style:font-weight-complex="bold"/>
    </style:style>
    <style:style style:name="P11" style:family="paragraph" style:parent-style-name="Standard">
      <style:paragraph-properties fo:text-align="justify" style:justify-single-word="false"/>
      <style:text-properties fo:font-weight="bold" officeooo:rsid="000eef21" officeooo:paragraph-rsid="000eef21" style:font-weight-asian="bold" style:font-weight-complex="bold"/>
    </style:style>
    <style:style style:name="P12" style:family="paragraph" style:parent-style-name="Standard">
      <style:paragraph-properties fo:text-align="justify" style:justify-single-word="false"/>
      <style:text-properties fo:font-weight="bold" officeooo:rsid="001407c0" officeooo:paragraph-rsid="001407c0" style:font-weight-asian="bold" style:font-weight-complex="bold"/>
    </style:style>
    <style:style style:name="P13" style:family="paragraph" style:parent-style-name="Standard" style:list-style-name="L1">
      <style:paragraph-properties fo:text-align="center" style:justify-single-word="false"/>
      <style:text-properties fo:font-size="20pt" style:text-underline-style="solid" style:text-underline-width="auto" style:text-underline-color="font-color" officeooo:rsid="000c74a9" officeooo:paragraph-rsid="000c74a9" style:font-size-asian="17.5pt" style:font-size-complex="20pt"/>
    </style:style>
    <style:style style:name="P14" style:family="paragraph" style:parent-style-name="Standard" style:list-style-name="L1">
      <style:paragraph-properties fo:text-align="justify" style:justify-single-word="false"/>
      <style:text-properties officeooo:rsid="000b9a88" officeooo:paragraph-rsid="000b9a88"/>
    </style:style>
    <style:style style:name="P15" style:family="paragraph" style:parent-style-name="Standard" style:list-style-name="L2">
      <style:paragraph-properties fo:text-align="justify" style:justify-single-word="false"/>
      <style:text-properties officeooo:rsid="000c74a9" officeooo:paragraph-rsid="000c74a9"/>
    </style:style>
    <style:style style:name="P16" style:family="paragraph" style:parent-style-name="Standard" style:list-style-name="L3">
      <style:paragraph-properties fo:text-align="justify" style:justify-single-word="false"/>
      <style:text-properties fo:font-weight="normal" officeooo:rsid="000eef21" officeooo:paragraph-rsid="000eef21" style:font-weight-asian="normal" style:font-weight-complex="normal"/>
    </style:style>
    <style:style style:name="P17" style:family="paragraph" style:parent-style-name="Standard" style:list-style-name="L4">
      <style:paragraph-properties fo:text-align="justify" style:justify-single-word="false"/>
      <style:text-properties fo:font-weight="normal" officeooo:rsid="000eef21" officeooo:paragraph-rsid="000eef21" style:font-weight-asian="normal" style:font-weight-complex="normal"/>
    </style:style>
    <style:style style:name="P18" style:family="paragraph" style:parent-style-name="Standard" style:list-style-name="L4">
      <style:paragraph-properties fo:text-align="justify" style:justify-single-word="false"/>
      <style:text-properties fo:font-weight="normal" officeooo:rsid="000eef21" officeooo:paragraph-rsid="000f6627" style:font-weight-asian="normal" style:font-weight-complex="normal"/>
    </style:style>
    <style:style style:name="P19" style:family="paragraph" style:parent-style-name="Standard" style:list-style-name="L4">
      <style:paragraph-properties fo:text-align="justify" style:justify-single-word="false"/>
      <style:text-properties fo:font-weight="normal" officeooo:rsid="000f6627" officeooo:paragraph-rsid="000f6627" style:font-weight-asian="normal" style:font-weight-complex="normal"/>
    </style:style>
    <style:style style:name="P20" style:family="paragraph" style:parent-style-name="Standard" style:list-style-name="L5">
      <style:paragraph-properties fo:text-align="justify" style:justify-single-word="false"/>
      <style:text-properties fo:font-weight="normal" officeooo:rsid="001407c0" officeooo:paragraph-rsid="001407c0" style:font-weight-asian="normal" style:font-weight-complex="normal"/>
    </style:style>
    <style:style style:name="P21" style:family="paragraph" style:parent-style-name="Standard" style:list-style-name="L5">
      <style:paragraph-properties fo:text-align="justify" style:justify-single-word="false"/>
      <style:text-properties fo:font-weight="normal" officeooo:rsid="00140a16" officeooo:paragraph-rsid="00140a16" fo:background-color="#fff200" style:font-weight-asian="normal" style:font-weight-complex="normal"/>
    </style:style>
    <style:style style:name="P22" style:family="paragraph" style:parent-style-name="Standard" style:list-style-name="L5">
      <style:paragraph-properties fo:text-align="justify" style:justify-single-word="false"/>
      <style:text-properties style:text-underline-style="solid" style:text-underline-width="auto" style:text-underline-color="font-color" fo:font-weight="normal" officeooo:rsid="00140a16" officeooo:paragraph-rsid="00140a16" fo:background-color="transparent" style:font-weight-asian="normal" style:font-weight-complex="normal"/>
    </style:style>
    <style:style style:name="P23" style:family="paragraph" style:parent-style-name="Standard" style:list-style-name="L7">
      <style:paragraph-properties fo:text-align="justify" style:justify-single-word="false"/>
      <style:text-properties style:text-underline-style="solid" style:text-underline-width="auto" style:text-underline-color="font-color" fo:font-weight="bold" officeooo:rsid="001bbbbe" officeooo:paragraph-rsid="001bbbbe" fo:background-color="transparent" style:font-weight-asian="bold" style:font-weight-complex="bold"/>
    </style:style>
    <style:style style:name="P24" style:family="paragraph" style:parent-style-name="Standard" style:list-style-name="L7">
      <style:paragraph-properties fo:text-align="justify" style:justify-single-word="false"/>
      <style:text-properties style:text-underline-style="solid" style:text-underline-width="auto" style:text-underline-color="font-color" fo:font-weight="bold" officeooo:rsid="001f295f" officeooo:paragraph-rsid="001f295f" fo:background-color="transparent" style:font-weight-asian="bold" style:font-weight-complex="bold"/>
    </style:style>
    <style:style style:name="P25" style:family="paragraph" style:parent-style-name="Standard" style:list-style-name="L11">
      <style:paragraph-properties fo:text-align="justify" style:justify-single-word="false"/>
      <style:text-properties style:text-underline-style="solid" style:text-underline-width="auto" style:text-underline-color="font-color" fo:font-weight="bold" officeooo:rsid="002b079a" officeooo:paragraph-rsid="002b079a" fo:background-color="transparent" style:font-weight-asian="bold" style:font-weight-complex="bold"/>
    </style:style>
    <style:style style:name="P26" style:family="paragraph" style:parent-style-name="Standard" style:list-style-name="L11">
      <style:paragraph-properties fo:text-align="justify" style:justify-single-word="false"/>
      <style:text-properties style:text-underline-style="solid" style:text-underline-width="auto" style:text-underline-color="font-color" fo:font-weight="bold" officeooo:rsid="002b87ad" officeooo:paragraph-rsid="002b87ad" fo:background-color="transparent" style:font-weight-asian="bold" style:font-weight-complex="bold"/>
    </style:style>
    <style:style style:name="P27" style:family="paragraph" style:parent-style-name="Standard" style:list-style-name="L6">
      <style:paragraph-properties fo:text-align="justify" style:justify-single-word="false"/>
      <style:text-properties style:text-underline-style="none" fo:font-weight="normal" officeooo:rsid="00169077" officeooo:paragraph-rsid="00169077" fo:background-color="transparent" style:font-weight-asian="normal" style:font-weight-complex="normal"/>
    </style:style>
    <style:style style:name="P28" style:family="paragraph" style:parent-style-name="Standard" style:list-style-name="L7">
      <style:paragraph-properties fo:text-align="justify" style:justify-single-word="false"/>
      <style:text-properties style:text-underline-style="none" fo:font-weight="normal" officeooo:rsid="00229328" officeooo:paragraph-rsid="00229328" fo:background-color="transparent"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229328" officeooo:paragraph-rsid="00229328" fo:background-color="transparent" style:font-weight-asian="normal" style:font-weight-complex="normal"/>
    </style:style>
    <style:style style:name="P30" style:family="paragraph" style:parent-style-name="Standard" style:list-style-name="L8">
      <style:paragraph-properties fo:text-align="justify" style:justify-single-word="false"/>
      <style:text-properties style:text-underline-style="none" fo:font-weight="normal" officeooo:rsid="00229328" officeooo:paragraph-rsid="00229328" fo:background-color="transparent" style:font-weight-asian="normal" style:font-weight-complex="normal"/>
    </style:style>
    <style:style style:name="P31" style:family="paragraph" style:parent-style-name="Standard" style:list-style-name="L9">
      <style:paragraph-properties fo:text-align="justify" style:justify-single-word="false"/>
      <style:text-properties style:text-underline-style="none" fo:font-weight="normal" officeooo:rsid="0024bd7b" officeooo:paragraph-rsid="0024bd7b" fo:background-color="transparent" style:font-weight-asian="normal" style:font-weight-complex="normal"/>
    </style:style>
    <style:style style:name="P32" style:family="paragraph" style:parent-style-name="Standard">
      <style:paragraph-properties fo:text-align="justify" style:justify-single-word="false"/>
      <style:text-properties style:text-underline-style="none" fo:font-weight="bold" officeooo:rsid="00229328" officeooo:paragraph-rsid="00229328" fo:background-color="transparent" style:font-weight-asian="bold" style:font-weight-complex="bold"/>
    </style:style>
    <style:style style:name="P33" style:family="paragraph" style:parent-style-name="Standard">
      <style:paragraph-properties fo:text-align="justify" style:justify-single-word="false"/>
      <style:text-properties fo:font-style="normal" style:text-underline-style="none" fo:font-weight="normal" officeooo:rsid="001ef521" officeooo:paragraph-rsid="001ef521" fo:background-color="transparent" style:font-style-asian="normal" style:font-weight-asian="normal" style:font-style-complex="normal" style:font-weight-complex="normal"/>
    </style:style>
    <style:style style:name="P34" style:family="paragraph" style:parent-style-name="Standard" style:list-style-name="L9">
      <style:paragraph-properties fo:text-align="justify" style:justify-single-word="false"/>
      <style:text-properties fo:font-style="normal" style:text-underline-style="none" fo:font-weight="normal" officeooo:rsid="00231d32" officeooo:paragraph-rsid="00231d32" fo:background-color="transparent" style:font-style-asian="normal" style:font-weight-asian="normal" style:font-style-complex="normal" style:font-weight-complex="normal"/>
    </style:style>
    <style:style style:name="P35" style:family="paragraph" style:parent-style-name="Standard" style:list-style-name="L9">
      <style:paragraph-properties fo:text-align="justify" style:justify-single-word="false"/>
      <style:text-properties fo:font-style="normal" style:text-underline-style="none" fo:font-weight="normal" officeooo:rsid="002326b3" officeooo:paragraph-rsid="002326b3" fo:background-color="transparent"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24bd7b" officeooo:paragraph-rsid="0024bd7b" fo:background-color="transparent"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25b634" officeooo:paragraph-rsid="0025b634" fo:background-color="transparent" style:font-style-asian="normal" style:font-weight-asian="normal" style:font-style-complex="normal" style:font-weight-complex="normal"/>
    </style:style>
    <style:style style:name="P38" style:family="paragraph" style:parent-style-name="Standard" style:list-style-name="L10">
      <style:paragraph-properties fo:text-align="justify" style:justify-single-word="false"/>
      <style:text-properties fo:font-style="normal" style:text-underline-style="none" fo:font-weight="normal" officeooo:rsid="0026ca90" officeooo:paragraph-rsid="0026ca90" fo:background-color="transparent" style:font-style-asian="normal" style:font-weight-asian="normal" style:font-style-complex="normal" style:font-weight-complex="normal"/>
    </style:style>
    <style:style style:name="P39" style:family="paragraph" style:parent-style-name="Standard" style:list-style-name="L10">
      <style:paragraph-properties fo:text-align="justify" style:justify-single-word="false"/>
      <style:text-properties fo:font-style="normal" style:text-underline-style="none" fo:font-weight="normal" officeooo:rsid="0028b8d6" officeooo:paragraph-rsid="0028b8d6" fo:background-color="transparent"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style:text-underline-style="none" fo:font-weight="normal" officeooo:rsid="0028b8d6" officeooo:paragraph-rsid="0028b8d6" fo:background-color="transparent"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31d32" officeooo:paragraph-rsid="00231d32" fo:background-color="transparent"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6ca90" officeooo:paragraph-rsid="0026ca90" fo:background-color="transparent"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8b8d6" officeooo:paragraph-rsid="0028b8d6" fo:background-color="transparent" style:font-style-asian="normal" style:font-weight-asian="bold" style:font-style-complex="normal" style:font-weight-complex="bold"/>
    </style:style>
    <style:style style:name="T1" style:family="text">
      <style:text-properties officeooo:rsid="000d9cb8"/>
    </style:style>
    <style:style style:name="T2" style:family="text">
      <style:text-properties officeooo:rsid="000f6627"/>
    </style:style>
    <style:style style:name="T3" style:family="text">
      <style:text-properties officeooo:rsid="0010a8cf"/>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c7721" style:font-weight-asian="normal" style:font-weight-complex="normal"/>
    </style:style>
    <style:style style:name="T7" style:family="text">
      <style:text-properties style:text-underline-style="none" fo:font-weight="normal" officeooo:rsid="00209ca4" style:font-weight-asian="normal" style:font-weight-complex="normal"/>
    </style:style>
    <style:style style:name="T8" style:family="text">
      <style:text-properties style:text-underline-style="none" fo:font-weight="normal" officeooo:rsid="00229328" style:font-weight-asian="normal" style:font-weight-complex="normal"/>
    </style:style>
    <style:style style:name="T9" style:family="text">
      <style:text-properties style:text-underline-style="none" officeooo:rsid="002ecf11"/>
    </style:style>
    <style:style style:name="T10" style:family="text">
      <style:text-properties officeooo:rsid="00184849"/>
    </style:style>
    <style:style style:name="T11" style:family="text">
      <style:text-properties officeooo:rsid="0019fc7d"/>
    </style:style>
    <style:style style:name="T12" style:family="text">
      <style:text-properties officeooo:rsid="001e7ba7"/>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25b634"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02b87ad" style:font-style-asian="normal" style:font-weight-asian="normal" style:font-style-complex="normal" style:font-weight-complex="normal"/>
    </style:style>
    <style:style style:name="T18" style:family="text">
      <style:text-properties fo:font-style="normal" style:text-underline-style="none" fo:font-weight="normal" officeooo:rsid="002c616e" style:font-style-asian="normal" style:font-weight-asian="normal" style:font-style-complex="normal" style:font-weight-complex="normal"/>
    </style:style>
    <style:style style:name="T19"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07290135" text:style-name="L1">
        <text:list-header>
          <text:p text:style-name="P13">Linux Training Notes</text:p>
          <text:p text:style-name="P13"/>
        </text:list-header>
        <text:list-item>
          <text:p text:style-name="P14"><text:span text:style-name="T12">u</text:span>name -r -&gt; gives kernel version</text:p>
        </text:list-item>
        <text:list-item>
          <text:p text:style-name="P14">uname -a -&gt; ubuntu version</text:p>
        </text:list-item>
      </text:list>
      <text:p text:style-name="P1"/>
      <text:p text:style-name="P1">OS is a set of programs that manipulates an interacts with the hardware and provide an environment to run various application programs.</text:p>
      <text:p text:style-name="P1"/>
      <text:p text:style-name="P10">Advantages of Linux OS:</text:p>
      <text:list xml:id="list2620701236" text:style-name="L2">
        <text:list-item>
          <text:p text:style-name="P15">Free/open source.</text:p>
        </text:list-item>
        <text:list-item>
          <text:p text:style-name="P15">Portable on any hardware machine.</text:p>
        </text:list-item>
        <text:list-item>
          <text:p text:style-name="P15">Linux is <text:span text:style-name="T1">internally </text:span>secure.<text:span text:style-name="T1">(We don’t require any third party antivirus)</text:span></text:p>
        </text:list-item>
        <text:list-item>
          <text:p text:style-name="P15">Linux is scalable or modular.</text:p>
        </text:list-item>
        <text:list-item>
          <text:p text:style-name="P15">Expected to run 24*7 without rebooting.</text:p>
        </text:list-item>
        <text:list-item>
          <text:p text:style-name="P15">Very short debug time.<text:span text:style-name="T1">(Errors/Mistakes/bugs/failures/faults)</text:span></text:p>
          <text:p text:style-name="P15"/>
        </text:list-item>
      </text:list>
      <text:p text:style-name="P2">Linux License -&gt; GPL(GNU Public license)</text:p>
      <text:p text:style-name="P2"/>
      <text:p text:style-name="P11">Linux Booting Sequence:</text:p>
      <text:list xml:id="list3263656678" text:style-name="L3">
        <text:list-item>
          <text:p text:style-name="P16">Power ON </text:p>
          <text:p text:style-name="P16">-&gt; CPU is going to execute some predefined jump instruction from the CPU <text:s/>registers(hardcoded by vendor).</text:p>
        </text:list-item>
      </text:list>
      <text:p text:style-name="P3"><text:tab/>-&gt; Search for BIOS code, jumps to preferred memory location in ROM.</text:p>
      <text:p text:style-name="P3"><text:s/></text:p>
      <text:list xml:id="list3333638028" text:style-name="L4">
        <text:list-item>
          <text:p text:style-name="P17">BIOS</text:p>
          <text:p text:style-name="P17">-<text:span text:style-name="T2">&gt; Initializes all the onboard controllers in the motherboard.</text:span></text:p>
          <text:p text:style-name="P18">-<text:span text:style-name="T2">&gt; Search for Bootloader code from the booting device(hard disc).</text:span></text:p>
          <text:p text:style-name="P19">-&gt; Generally, the first partition of the any storage device have the bootloader code.</text:p>
          <text:p text:style-name="P18">-<text:span text:style-name="T2">&gt; Once, bootloader code is found the BIOS job is done.</text:span></text:p>
          <text:p text:style-name="P19"><text:s/></text:p>
        </text:list-item>
        <text:list-item>
          <text:p text:style-name="P17">Bootloader</text:p>
          <text:p text:style-name="P17">-<text:span text:style-name="T2">&gt; In Linux, bootloader name is GRUB(Grand Unified Bootloader)</text:span></text:p>
          <text:p text:style-name="P17">-<text:span text:style-name="T2">&gt; Bootloader from the hard disc loads OS images into the RAM.</text:span></text:p>
          <text:p text:style-name="P17">-<text:span text:style-name="T2">&gt; It scans the hard disc for the OS images. Once, it find the OS images, it list the users.</text:span></text:p>
          <text:p text:style-name="P17">-<text:span text:style-name="T2">&gt; Now Bootloader stops executing.</text:span></text:p>
          <text:p text:style-name="P17"/>
        </text:list-item>
        <text:list-item>
          <text:p text:style-name="P17">Kernel Start<text:span text:style-name="T2">up</text:span></text:p>
          <text:p text:style-name="P17">-<text:span text:style-name="T3">&gt; Now, Linux Kernel OS starts executing in the RAM.</text:span></text:p>
          <text:p text:style-name="P17">-<text:span text:style-name="T3">&gt; Linux Kernel is the first software program that is loaded in the RAM and executes untill we shut down the system.</text:span></text:p>
          <text:p text:style-name="P17">-<text:span text:style-name="T3">&gt; Creating lots of Kernel data structures(DS for devices, file system, interrupt management, priority management, memory management).</text:span></text:p>
          <text:p text:style-name="P17">-<text:span text:style-name="T3">&gt; Creating threads(Initializes process-&gt;login process-&gt;login page).</text:span></text:p>
        </text:list-item>
      </text:list>
      <text:p text:style-name="P3"/>
      <text:p text:style-name="P12">Compilation process:</text:p>
      <text:list xml:id="list1976781244" text:style-name="L5">
        <text:list-item>
          <text:p text:style-name="P20">Preprocessor -&gt; gcc -E filename.c -o filename.i</text:p>
        </text:list-item>
        <text:list-item>
          <text:p text:style-name="P20">Compiler -&gt; gcc -S filename.i -o filename.s</text:p>
        </text:list-item>
        <text:list-item>
          <text:p text:style-name="P20">Assembler-&gt; gcc -C filename.s -o filename.o</text:p>
        </text:list-item>
        <text:list-item>
          <text:p text:style-name="P20">Linker-&gt; gcc filename.c -o filename.exe(Dynamic)/gcc -static -o filename.exe</text:p>
          <text:p text:style-name="P21">//Static linker is appending the entire C library with the object code of the source.</text:p>
          <text:p text:style-name="P21">//Dynamic linker is appending just the required library function.</text:p>
          <text:p text:style-name="P22"><text:soft-page-break/>ELF 64 – bit file format:<text:span text:style-name="T4"> Linux OS understands ELF(Executable lo</text:span><text:span text:style-name="T9">a</text:span><text:span text:style-name="T4">dable format file) 64 bit file format. Compiler will process and the processed code is packed in ELF 64 bit file format.</text:span></text:p>
        </text:list-item>
      </text:list>
      <text:p text:style-name="P8"/>
      <text:p text:style-name="P6">VIM editor:</text:p>
      <text:p text:style-name="P6"/>
      <text:p text:style-name="P7">It is the most popular editor in Linux OS. It is a command oriented editor. It has two modes:</text:p>
      <text:list xml:id="list3124314530" text:style-name="L6">
        <text:list-item>
          <text:p text:style-name="P27">Insertion mode: Whatever we write on screen, it is operated in insertion mode. </text:p>
        </text:list-item>
        <text:list-item>
          <text:p text:style-name="P27">Command mode: Whenever we press some related keys, it is operated in command mode. In command mode we got more options to control.</text:p>
        </text:list-item>
      </text:list>
      <text:p text:style-name="P7"/>
      <text:p text:style-name="P7">-<text:span text:style-name="T10">&gt; w – saving</text:span></text:p>
      <text:p text:style-name="P7">-<text:span text:style-name="T10">&gt; q – quit</text:span></text:p>
      <text:p text:style-name="P7">-<text:span text:style-name="T10">&gt; l – move cursor to right side</text:span></text:p>
      <text:p text:style-name="P7">-<text:span text:style-name="T10">&gt; h – move cursor to left side</text:span></text:p>
      <text:p text:style-name="P9">-&gt; j – move cursor down</text:p>
      <text:p text:style-name="P9">-&gt; k – move cursor up</text:p>
      <text:p text:style-name="P9">-&gt; o – new line below cursor + insertion mode</text:p>
      <text:p text:style-name="P9">-&gt; <text:span text:style-name="T11">O – add a new line above the cursor + insertion mode</text:span></text:p>
      <text:p text:style-name="P9">-<text:span text:style-name="T11">&gt; a – insertion happens after the cursor position</text:span></text:p>
      <text:p text:style-name="P9">-<text:span text:style-name="T11">&gt; A – Insertion happens at the end of the line</text:span></text:p>
      <text:p text:style-name="P9">-<text:span text:style-name="T11">&gt; yy – copy a particular line</text:span></text:p>
      <text:p text:style-name="P9">-<text:span text:style-name="T11">&gt; p – paste</text:span></text:p>
      <text:p text:style-name="P9">-<text:span text:style-name="T11">&gt; x – delete data</text:span></text:p>
      <text:p text:style-name="P9">-<text:span text:style-name="T11">&gt; u – undo operation</text:span></text:p>
      <text:p text:style-name="P9"/>
      <text:p text:style-name="P4">Source Code Browsing Tool:</text:p>
      <text:list xml:id="list3648399962" text:style-name="L7">
        <text:list-item>
          <text:p text:style-name="P23"><text:span text:style-name="T4">CScope:</text:span><text:span text:style-name="T5"> It is used to examine s</text:span><text:span text:style-name="T6">ymbols(variable, function, macros) of source code</text:span><text:span text:style-name="T5">. </text:span><text:span text:style-name="T6">Once cscope is entered from terminal it will take to interactive screen with multiple options to examine source code.</text:span></text:p>
          <text:p text:style-name="P24"><text:span text:style-name="T6">C</text:span><text:span text:style-name="T5">scope -R is going to create a cross reference file ‘cscope.out’ that is used by cscope tool.</text:span></text:p>
        </text:list-item>
        <text:list-item>
          <text:p text:style-name="P24"><text:span text:style-name="T4">Ctags: </text:span><text:span text:style-name="T5">It is a programming tool used for software development process </text:span><text:span text:style-name="T7">in large applications used in Linux/Unix variant operating systems</text:span><text:span text:style-name="T5">. </text:span><text:span text:style-name="T7">It supports many programming languages along with C. </text:span><text:span text:style-name="T8">Ctags is creating a tag file and it will contain the names(Object/symbol) found in source file or the header file.</text:span></text:p>
          <text:p text:style-name="P28">Ctags create a file that shows the index of the objects. Ctags internally uses locators.</text:p>
        </text:list-item>
      </text:list>
      <text:p text:style-name="P29"/>
      <text:p text:style-name="P29"><text:tab/>Ctags &gt;&gt; locators &gt;&gt; which name(var/fun) is used</text:p>
      <text:p text:style-name="P29"><text:tab/><text:tab/><text:tab/> <text:s text:c="4"/>&gt;&gt; path name</text:p>
      <text:p text:style-name="P29"><text:tab/><text:tab/><text:tab/> <text:s text:c="4"/>&gt;&gt; line in which variable is used</text:p>
      <text:p text:style-name="P29"><text:tab/><text:tab/><text:tab/> <text:s text:c="4"/>&gt;&gt; type of var/fun</text:p>
      <text:p text:style-name="P32">Advantages of ctags:</text:p>
      <text:list xml:id="list3939436868" text:style-name="L8">
        <text:list-item>
          <text:p text:style-name="P30">Quick access across the files.</text:p>
        </text:list-item>
        <text:list-item>
          <text:p text:style-name="P30">Provide complete function information.</text:p>
        </text:list-item>
        <text:list-item>
          <text:p text:style-name="P30">Tells particular name is variable or function.</text:p>
        </text:list-item>
      </text:list>
      <text:p text:style-name="P29"/>
      <text:p text:style-name="P5">Repository of user header files -&gt;<text:span text:style-name="T5"> /</text:span><text:span text:style-name="T16">usr/include</text:span></text:p>
      <text:p text:style-name="P5"><text:span text:style-name="T14">Repository of user library files -&gt;</text:span><text:span text:style-name="T16"> /usr/lib</text:span><text:span text:style-name="T13"> </text:span><text:span text:style-name="T16">or</text:span><text:span text:style-name="T13"> </text:span><text:span text:style-name="T16">/usr/local/lib</text:span></text:p>
      <text:p text:style-name="P33"/>
      <text:p text:style-name="P41">Compiling multiple files and generating single executible files:</text:p>
      <text:p text:style-name="P41"/>
      <text:list xml:id="list1289680208" text:style-name="L9">
        <text:list-item>
          <text:p text:style-name="P34">gcc one.c two.c three.c -o output (no funtion should be repeated).</text:p>
        </text:list-item>
        <text:list-item>
          <text:p text:style-name="P35"><text:soft-page-break/>The other way is including all files in one file using #include””.</text:p>
        </text:list-item>
        <text:list-item>
          <text:p text:style-name="P31"><text:span text:style-name="T14">We can use Makefile and </text:span><text:span text:style-name="T15">m</text:span><text:span text:style-name="T14">ake tool.</text:span></text:p>
        </text:list-item>
      </text:list>
      <text:p text:style-name="P36"/>
      <text:p text:style-name="P37">Writing all the file names for multiple file compilation, much time spent only in writng gcc commands. To solve this issue, replace gcc with Makefile and make tool that helps in compiling multiple files. It is difficult for the gcc to compile the source file which are in different directories and the folders. Makefile and make tool will manage all the source file and header files to be at one place. </text:p>
      <text:p text:style-name="P37"/>
      <text:p text:style-name="P42">make:</text:p>
      <text:list xml:id="list3359052915" text:style-name="L10">
        <text:list-item>
          <text:p text:style-name="P38">make is a programming build development tool used in Linux and Unix OS in large application software.</text:p>
        </text:list-item>
        <text:list-item>
          <text:p text:style-name="P38">make tool automatically determines, which files needed to be recompiled.</text:p>
        </text:list-item>
        <text:list-item>
          <text:p text:style-name="P38">make tool gets all the information to build a program from a file called as Makefile.</text:p>
        </text:list-item>
        <text:list-item>
          <text:p text:style-name="P38">Makefile contains set of commands that are similar to terminal commands that uses variable names and target names to create object files.</text:p>
        </text:list-item>
        <text:list-item>
          <text:p text:style-name="P38">make executes shell commands.</text:p>
        </text:list-item>
        <text:list-item>
          <text:p text:style-name="P38">gcc commands are executed by Makefile.</text:p>
        </text:list-item>
        <text:list-item>
          <text:p text:style-name="P39">Makefile is a text file that contains the complete procedure for building built executable.</text:p>
        </text:list-item>
      </text:list>
      <text:p text:style-name="P43">Rules:</text:p>
      <text:list xml:id="list95114280064524" text:continue-numbering="true" text:style-name="L10">
        <text:list-item>
          <text:p text:style-name="P39">Source file, header files and Makefile should be in one common directory.</text:p>
        </text:list-item>
        <text:list-item>
          <text:p text:style-name="P39">Makefile may have variables.</text:p>
        </text:list-item>
        <text:list-item>
          <text:p text:style-name="P39">Margins says where variable should start from.</text:p>
        </text:list-item>
        <text:list-item>
          <text:p text:style-name="P39">Target are labels to Makefile. Under the target we write instructions. These instructions are executed by Makefile.</text:p>
        </text:list-item>
      </text:list>
      <text:p text:style-name="P40">Syntax : target</text:p>
      <text:p text:style-name="P40">targetname :</text:p>
      <text:p text:style-name="P40">&lt;-Tab-&gt; write the command to be executed by Makefile.</text:p>
      <text:p text:style-name="P40"/>
      <text:list xml:id="list4228137039" text:style-name="L11">
        <text:list-item>
          <text:p text:style-name="P25"><text:span text:style-name="T17">f</text:span><text:span text:style-name="T16">ind is a shell command that finds the filenames that ends with particular extensions.</text:span></text:p>
        </text:list-item>
        <text:list-item>
          <text:p text:style-name="P26"><text:span text:style-name="T19">find -name ‘*.c’ -&gt; </text:span><text:span text:style-name="T16">After this command all the files with .c extension will get printed.</text:span></text:p>
        </text:list-item>
        <text:list-item>
          <text:p text:style-name="P26"><text:span text:style-name="T19">SRC = $(shell find -name ‘*.c’)</text:span><text:span text:style-name="T16"> -&gt; After this command all the files with .c extension are getting stored in variable SRC.</text:span></text:p>
        </text:list-item>
        <text:list-item>
          <text:p text:style-name="P26"><text:span text:style-name="T19">gcc ($SRC) -o out</text:span><text:span text:style-name="T16"> -&gt; means <text:s/>dereferencing the variable SRC means all the .c files are getting replaced in the current line.</text:span></text:p>
        </text:list-item>
        <text:list-item>
          <text:p text:style-name="P26"><text:span text:style-name="T16">‘</text:span><text:span text:style-name="T18">#</text:span><text:span text:style-name="T16">’ </text:span><text:span text:style-name="T18">is used for comments inside the Makefi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09T09:39:33.681699496</meta:creation-date>
    <dc:date>2023-03-11T09:51:13.198861480</dc:date>
    <meta:editing-duration>PT2H28M25S</meta:editing-duration>
    <meta:editing-cycles>11</meta:editing-cycles>
    <meta:generator>LibreOffice/6.0.7.3$Linux_X86_64 LibreOffice_project/00m0$Build-3</meta:generator>
    <meta:document-statistic meta:table-count="0" meta:image-count="0" meta:object-count="0" meta:page-count="3" meta:paragraph-count="103" meta:word-count="1061" meta:character-count="6091" meta:non-whitespace-character-count="5145"/>
  </office:meta>
</office:document-meta>
</file>